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C00000042009E3A461CDB84A0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898cm" svg:x="1.001cm" svg:y="1.042cm">
          <draw:image xlink:href="Pictures/10000201000003C00000042009E3A461CDB84A0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01T09:20:33.982773340</meta:creation-date>
    <dc:date>2019-12-09T14:05:23.323139011</dc:date>
    <meta:editing-duration>PT1M21S</meta:editing-duration>
    <meta:editing-cycles>2</meta:editing-cycles>
    <meta:generator>LibreOffice/6.3.3.2$Linux_X86_64 LibreOffice_project/30$Build-2</meta:generator>
    <meta:document-statistic meta:object-count="1"/>
  </office:meta>
</office:document-meta>
</file>